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8cm" svg:height="1.25cm" svg:x="3cm" svg:y="3cm">
          <draw:text-box>
            <text:p>Page 1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nnnn Sssss</meta:initial-creator>
    <meta:creation-date>2013-03-09T18:41:24</meta:creation-date>
    <dc:date>2013-03-09T18:42:25</dc:date>
    <dc:creator>Nnnnn Sssss</dc:creator>
    <meta:editing-duration>P0D</meta:editing-duration>
    <meta:editing-cycles>1</meta:editing-cycles>
    <meta:document-statistic meta:object-count="1"/>
    <meta:generator>LibreOffice/3.6$Linux_x86 LibreOffice_project/360m1$Build-304</meta:generator>
  </office:meta>
</office:document-meta>
</file>